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64.26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27.7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5" table:number-columns-repeated="20" table:default-cell-style-name="Default"/>
        <table:table-column table:style-name="co6" table:number-columns-repeated="99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UBRICA</text:p>
          </table:table-cell>
          <table:covered-table-cell/>
          <table:covered-table-cell table:number-columns-repeated="2" table:style-name="ce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3" table:number-rows-spanned="1">
            <text:p>Ejercicio 1. Objetos carritos y productos</text:p>
          </table:table-cell>
          <table:covered-table-cell table:number-columns-repeated="2" table:style-name="ce5"/>
          <table:table-cell table:style-name="ce7" table:formula="of:=SUM([.E3];[.E14];[.E16];[.E28];[.E32])" office:value-type="float" office:value="7" calcext:value-type="float">
            <text:p>7,0</text:p>
          </table:table-cell>
          <table:table-cell table:style-name="ce7" table:formula="of:=SUM([.F3];[.F14];[.F16];[.F28];[.F32])" office:value-type="float" office:value="3.95" calcext:value-type="float">
            <text:p>4,0</text:p>
          </table:table-cell>
          <table:table-cell table:style-name="ce7" table:formula="of:=SUM([.G3];[.G14];[.G16];[.G28];[.G32])" office:value-type="float" office:value="0" calcext:value-type="float">
            <text:p>0,0</text:p>
          </table:table-cell>
          <table:table-cell table:style-name="ce7" table:formula="of:=SUM([.H3];[.H14];[.H16];[.H28];[.H32])" office:value-type="float" office:value="0" calcext:value-type="float">
            <text:p>0,0</text:p>
          </table:table-cell>
          <table:table-cell table:style-name="ce7" table:formula="of:=SUM([.I3];[.I14];[.I16];[.I28];[.I32])" office:value-type="float" office:value="0" calcext:value-type="float">
            <text:p>0,0</text:p>
          </table:table-cell>
          <table:table-cell table:style-name="ce7" table:formula="of:=SUM([.J3];[.J14];[.J16];[.J28];[.J32])" office:value-type="float" office:value="0" calcext:value-type="float">
            <text:p>0,0</text:p>
          </table:table-cell>
          <table:table-cell table:style-name="ce7" table:formula="of:=SUM([.K3];[.K14];[.K16];[.K28];[.K32])" office:value-type="float" office:value="0" calcext:value-type="float">
            <text:p>0,0</text:p>
          </table:table-cell>
          <table:table-cell table:style-name="ce7" table:formula="of:=SUM([.L3];[.L14];[.L16];[.L28];[.L32])" office:value-type="float" office:value="0" calcext:value-type="float">
            <text:p>0,0</text:p>
          </table:table-cell>
          <table:table-cell table:style-name="ce7" table:formula="of:=SUM([.M3];[.M14];[.M16];[.M28];[.M32])" office:value-type="float" office:value="0" calcext:value-type="float">
            <text:p>0,0</text:p>
          </table:table-cell>
          <table:table-cell table:style-name="ce7" table:formula="of:=SUM([.N3];[.N14];[.N16];[.N28];[.N32])" office:value-type="float" office:value="0" calcext:value-type="float">
            <text:p>0,0</text:p>
          </table:table-cell>
          <table:table-cell table:style-name="ce7" table:formula="of:=SUM([.O3];[.O14];[.O16];[.O28];[.O32])" office:value-type="float" office:value="0" calcext:value-type="float">
            <text:p>0,0</text:p>
          </table:table-cell>
          <table:table-cell table:style-name="ce7" table:formula="of:=SUM([.P3];[.P14];[.P16];[.P28];[.P32])" office:value-type="float" office:value="0" calcext:value-type="float">
            <text:p>0,0</text:p>
          </table:table-cell>
          <table:table-cell table:style-name="ce7" table:formula="of:=SUM([.Q3];[.Q14];[.Q16];[.Q28];[.Q32])" office:value-type="float" office:value="0" calcext:value-type="float">
            <text:p>0,0</text:p>
          </table:table-cell>
          <table:table-cell table:style-name="ce7" table:formula="of:=SUM([.R3];[.R14];[.R16];[.R28];[.R32])" office:value-type="float" office:value="0" calcext:value-type="float">
            <text:p>0,0</text:p>
          </table:table-cell>
          <table:table-cell table:style-name="ce7" table:formula="of:=SUM([.S3];[.S14];[.S16];[.S28];[.S32])" office:value-type="float" office:value="0" calcext:value-type="float">
            <text:p>0,0</text:p>
          </table:table-cell>
          <table:table-cell table:style-name="ce7" table:formula="of:=SUM([.T3];[.T14];[.T16];[.T28];[.T32])" office:value-type="float" office:value="0" calcext:value-type="float">
            <text:p>0,0</text:p>
          </table:table-cell>
          <table:table-cell table:style-name="ce7" table:formula="of:=SUM([.U3];[.U14];[.U16];[.U28];[.U32])" office:value-type="float" office:value="0" calcext:value-type="float">
            <text:p>0,0</text:p>
          </table:table-cell>
          <table:table-cell table:style-name="ce7" table:formula="of:=SUM([.V3];[.V14];[.V16];[.V28];[.V32])" office:value-type="float" office:value="0" calcext:value-type="float">
            <text:p>0,0</text:p>
          </table:table-cell>
          <table:table-cell table:style-name="ce7" table:formula="of:=SUM([.W3];[.W14];[.W16];[.W28];[.W32])" office:value-type="float" office:value="0" calcext:value-type="float">
            <text:p>0,0</text:p>
          </table:table-cell>
          <table:table-cell table:style-name="ce7" table:formula="of:=SUM([.X3];[.X14];[.X16];[.X28];[.X32])" office:value-type="float" office:value="0" calcext:value-type="float">
            <text:p>0,0</text:p>
          </table:table-cell>
          <table:table-cell table:style-name="ce7" table:formula="of:=SUM([.Y3];[.Y14];[.Y16];[.Y28];[.Y3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 office:value-type="string" calcext:value-type="string">
            <text:p>1.1</text:p>
          </table:table-cell>
          <table:table-cell table:style-name="ce5" office:value-type="string" calcext:value-type="string" table:number-columns-spanned="2" table:number-rows-spanned="1">
            <text:p>Definición de objetos</text:p>
          </table:table-cell>
          <table:covered-table-cell table:style-name="ce5"/>
          <table:table-cell table:style-name="ce7" table:formula="of:=[.E4]+[.E8]" office:value-type="float" office:value="1.5" calcext:value-type="float">
            <text:p>1,5</text:p>
          </table:table-cell>
          <table:table-cell table:style-name="ce7" table:formula="of:=[.F4]+[.F8]" office:value-type="float" office:value="1.4" calcext:value-type="float">
            <text:p>1,4</text:p>
          </table:table-cell>
          <table:table-cell table:style-name="ce7" table:formula="of:=[.G4]+[.G8]" office:value-type="float" office:value="0" calcext:value-type="float">
            <text:p>0,0</text:p>
          </table:table-cell>
          <table:table-cell table:style-name="ce7" table:formula="of:=[.H4]+[.H8]" office:value-type="float" office:value="0" calcext:value-type="float">
            <text:p>0,0</text:p>
          </table:table-cell>
          <table:table-cell table:style-name="ce7" table:formula="of:=[.I4]+[.I8]" office:value-type="float" office:value="0" calcext:value-type="float">
            <text:p>0,0</text:p>
          </table:table-cell>
          <table:table-cell table:style-name="ce7" table:formula="of:=[.J4]+[.J8]" office:value-type="float" office:value="0" calcext:value-type="float">
            <text:p>0,0</text:p>
          </table:table-cell>
          <table:table-cell table:style-name="ce7" table:formula="of:=[.K4]+[.K8]" office:value-type="float" office:value="0" calcext:value-type="float">
            <text:p>0,0</text:p>
          </table:table-cell>
          <table:table-cell table:style-name="ce7" table:formula="of:=[.L4]+[.L8]" office:value-type="float" office:value="0" calcext:value-type="float">
            <text:p>0,0</text:p>
          </table:table-cell>
          <table:table-cell table:style-name="ce7" table:formula="of:=[.M4]+[.M8]" office:value-type="float" office:value="0" calcext:value-type="float">
            <text:p>0,0</text:p>
          </table:table-cell>
          <table:table-cell table:style-name="ce7" table:formula="of:=[.N4]+[.N8]" office:value-type="float" office:value="0" calcext:value-type="float">
            <text:p>0,0</text:p>
          </table:table-cell>
          <table:table-cell table:style-name="ce7" table:formula="of:=[.O4]+[.O8]" office:value-type="float" office:value="0" calcext:value-type="float">
            <text:p>0,0</text:p>
          </table:table-cell>
          <table:table-cell table:style-name="ce7" table:formula="of:=[.P4]+[.P8]" office:value-type="float" office:value="0" calcext:value-type="float">
            <text:p>0,0</text:p>
          </table:table-cell>
          <table:table-cell table:style-name="ce7" table:formula="of:=[.Q4]+[.Q8]" office:value-type="float" office:value="0" calcext:value-type="float">
            <text:p>0,0</text:p>
          </table:table-cell>
          <table:table-cell table:style-name="ce7" table:formula="of:=[.R4]+[.R8]" office:value-type="float" office:value="0" calcext:value-type="float">
            <text:p>0,0</text:p>
          </table:table-cell>
          <table:table-cell table:style-name="ce7" table:formula="of:=[.S4]+[.S8]" office:value-type="float" office:value="0" calcext:value-type="float">
            <text:p>0,0</text:p>
          </table:table-cell>
          <table:table-cell table:style-name="ce7" table:formula="of:=[.T4]+[.T8]" office:value-type="float" office:value="0" calcext:value-type="float">
            <text:p>0,0</text:p>
          </table:table-cell>
          <table:table-cell table:style-name="ce7" table:formula="of:=[.U4]+[.U8]" office:value-type="float" office:value="0" calcext:value-type="float">
            <text:p>0,0</text:p>
          </table:table-cell>
          <table:table-cell table:style-name="ce7" table:formula="of:=[.V4]+[.V8]" office:value-type="float" office:value="0" calcext:value-type="float">
            <text:p>0,0</text:p>
          </table:table-cell>
          <table:table-cell table:style-name="ce7" table:formula="of:=[.W4]+[.W8]" office:value-type="float" office:value="0" calcext:value-type="float">
            <text:p>0,0</text:p>
          </table:table-cell>
          <table:table-cell table:style-name="ce7" table:formula="of:=[.X4]+[.X8]" office:value-type="float" office:value="0" calcext:value-type="float">
            <text:p>0,0</text:p>
          </table:table-cell>
          <table:table-cell table:style-name="ce7" table:formula="of:=[.Y4]+[.Y8]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1</text:p>
          </table:table-cell>
          <table:table-cell table:style-name="ce5" office:value-type="string" calcext:value-type="string">
            <text:p>Objeto Producto</text:p>
          </table:table-cell>
          <table:table-cell table:style-name="ce7" table:formula="of:=SUM([.E5:.E7])" office:value-type="float" office:value="0.5" calcext:value-type="float">
            <text:p>0,5</text:p>
          </table:table-cell>
          <table:table-cell table:style-name="ce7" table:formula="of:=SUM([.F5:.F7])" office:value-type="float" office:value="0.5" calcext:value-type="float">
            <text:p>0,5</text:p>
          </table:table-cell>
          <table:table-cell table:style-name="ce7" table:formula="of:=SUM([.G5:.G7])" office:value-type="float" office:value="0" calcext:value-type="float">
            <text:p>0,0</text:p>
          </table:table-cell>
          <table:table-cell table:style-name="ce7" table:formula="of:=SUM([.H5:.H7])" office:value-type="float" office:value="0" calcext:value-type="float">
            <text:p>0,0</text:p>
          </table:table-cell>
          <table:table-cell table:style-name="ce7" table:formula="of:=SUM([.I5:.I7])" office:value-type="float" office:value="0" calcext:value-type="float">
            <text:p>0,0</text:p>
          </table:table-cell>
          <table:table-cell table:style-name="ce7" table:formula="of:=SUM([.J5:.J7])" office:value-type="float" office:value="0" calcext:value-type="float">
            <text:p>0,0</text:p>
          </table:table-cell>
          <table:table-cell table:style-name="ce7" table:formula="of:=SUM([.K5:.K7])" office:value-type="float" office:value="0" calcext:value-type="float">
            <text:p>0,0</text:p>
          </table:table-cell>
          <table:table-cell table:style-name="ce7" table:formula="of:=SUM([.L5:.L7])" office:value-type="float" office:value="0" calcext:value-type="float">
            <text:p>0,0</text:p>
          </table:table-cell>
          <table:table-cell table:style-name="ce7" table:formula="of:=SUM([.M5:.M7])" office:value-type="float" office:value="0" calcext:value-type="float">
            <text:p>0,0</text:p>
          </table:table-cell>
          <table:table-cell table:style-name="ce7" table:formula="of:=SUM([.N5:.N7])" office:value-type="float" office:value="0" calcext:value-type="float">
            <text:p>0,0</text:p>
          </table:table-cell>
          <table:table-cell table:style-name="ce7" table:formula="of:=SUM([.O5:.O7])" office:value-type="float" office:value="0" calcext:value-type="float">
            <text:p>0,0</text:p>
          </table:table-cell>
          <table:table-cell table:style-name="ce7" table:formula="of:=SUM([.P5:.P7])" office:value-type="float" office:value="0" calcext:value-type="float">
            <text:p>0,0</text:p>
          </table:table-cell>
          <table:table-cell table:style-name="ce7" table:formula="of:=SUM([.Q5:.Q7])" office:value-type="float" office:value="0" calcext:value-type="float">
            <text:p>0,0</text:p>
          </table:table-cell>
          <table:table-cell table:style-name="ce7" table:formula="of:=SUM([.R5:.R7])" office:value-type="float" office:value="0" calcext:value-type="float">
            <text:p>0,0</text:p>
          </table:table-cell>
          <table:table-cell table:style-name="ce7" table:formula="of:=SUM([.S5:.S7])" office:value-type="float" office:value="0" calcext:value-type="float">
            <text:p>0,0</text:p>
          </table:table-cell>
          <table:table-cell table:style-name="ce7" table:formula="of:=SUM([.T5:.T7])" office:value-type="float" office:value="0" calcext:value-type="float">
            <text:p>0,0</text:p>
          </table:table-cell>
          <table:table-cell table:style-name="ce7" table:formula="of:=SUM([.U5:.U7])" office:value-type="float" office:value="0" calcext:value-type="float">
            <text:p>0,0</text:p>
          </table:table-cell>
          <table:table-cell table:style-name="ce7" table:formula="of:=SUM([.V5:.V7])" office:value-type="float" office:value="0" calcext:value-type="float">
            <text:p>0,0</text:p>
          </table:table-cell>
          <table:table-cell table:style-name="ce7" table:formula="of:=SUM([.W5:.W7])" office:value-type="float" office:value="0" calcext:value-type="float">
            <text:p>0,0</text:p>
          </table:table-cell>
          <table:table-cell table:style-name="ce7" table:formula="of:=SUM([.X5:.X7])" office:value-type="float" office:value="0" calcext:value-type="float">
            <text:p>0,0</text:p>
          </table:table-cell>
          <table:table-cell table:style-name="ce7" table:formula="of:=SUM([.Y5:.Y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aducado()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or()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2</text:p>
          </table:table-cell>
          <table:table-cell table:style-name="ce5" office:value-type="string" calcext:value-type="string">
            <text:p>Objeto Carrito</text:p>
          </table:table-cell>
          <table:table-cell table:style-name="ce7" table:formula="of:=SUM([.E9:.E12])" office:value-type="float" office:value="1" calcext:value-type="float">
            <text:p>1,0</text:p>
          </table:table-cell>
          <table:table-cell table:style-name="ce7" table:formula="of:=SUM([.F9:.F12])" office:value-type="float" office:value="0.9" calcext:value-type="float">
            <text:p>0,9</text:p>
          </table:table-cell>
          <table:table-cell table:style-name="ce7" table:formula="of:=SUM([.G9:.G12])" office:value-type="float" office:value="0" calcext:value-type="float">
            <text:p>0,0</text:p>
          </table:table-cell>
          <table:table-cell table:style-name="ce7" table:formula="of:=SUM([.H9:.H12])" office:value-type="float" office:value="0" calcext:value-type="float">
            <text:p>0,0</text:p>
          </table:table-cell>
          <table:table-cell table:style-name="ce7" table:formula="of:=SUM([.I9:.I12])" office:value-type="float" office:value="0" calcext:value-type="float">
            <text:p>0,0</text:p>
          </table:table-cell>
          <table:table-cell table:style-name="ce7" table:formula="of:=SUM([.J9:.J12])" office:value-type="float" office:value="0" calcext:value-type="float">
            <text:p>0,0</text:p>
          </table:table-cell>
          <table:table-cell table:style-name="ce7" table:formula="of:=SUM([.K9:.K12])" office:value-type="float" office:value="0" calcext:value-type="float">
            <text:p>0,0</text:p>
          </table:table-cell>
          <table:table-cell table:style-name="ce7" table:formula="of:=SUM([.L9:.L12])" office:value-type="float" office:value="0" calcext:value-type="float">
            <text:p>0,0</text:p>
          </table:table-cell>
          <table:table-cell table:style-name="ce7" table:formula="of:=SUM([.M9:.M12])" office:value-type="float" office:value="0" calcext:value-type="float">
            <text:p>0,0</text:p>
          </table:table-cell>
          <table:table-cell table:style-name="ce7" table:formula="of:=SUM([.N9:.N12])" office:value-type="float" office:value="0" calcext:value-type="float">
            <text:p>0,0</text:p>
          </table:table-cell>
          <table:table-cell table:style-name="ce7" table:formula="of:=SUM([.O9:.O12])" office:value-type="float" office:value="0" calcext:value-type="float">
            <text:p>0,0</text:p>
          </table:table-cell>
          <table:table-cell table:style-name="ce7" table:formula="of:=SUM([.P9:.P12])" office:value-type="float" office:value="0" calcext:value-type="float">
            <text:p>0,0</text:p>
          </table:table-cell>
          <table:table-cell table:style-name="ce7" table:formula="of:=SUM([.Q9:.Q12])" office:value-type="float" office:value="0" calcext:value-type="float">
            <text:p>0,0</text:p>
          </table:table-cell>
          <table:table-cell table:style-name="ce7" table:formula="of:=SUM([.R9:.R12])" office:value-type="float" office:value="0" calcext:value-type="float">
            <text:p>0,0</text:p>
          </table:table-cell>
          <table:table-cell table:style-name="ce7" table:formula="of:=SUM([.S9:.S12])" office:value-type="float" office:value="0" calcext:value-type="float">
            <text:p>0,0</text:p>
          </table:table-cell>
          <table:table-cell table:style-name="ce7" table:formula="of:=SUM([.T9:.T12])" office:value-type="float" office:value="0" calcext:value-type="float">
            <text:p>0,0</text:p>
          </table:table-cell>
          <table:table-cell table:style-name="ce7" table:formula="of:=SUM([.U9:.U12])" office:value-type="float" office:value="0" calcext:value-type="float">
            <text:p>0,0</text:p>
          </table:table-cell>
          <table:table-cell table:style-name="ce7" table:formula="of:=SUM([.V9:.V12])" office:value-type="float" office:value="0" calcext:value-type="float">
            <text:p>0,0</text:p>
          </table:table-cell>
          <table:table-cell table:style-name="ce7" table:formula="of:=SUM([.W9:.W12])" office:value-type="float" office:value="0" calcext:value-type="float">
            <text:p>0,0</text:p>
          </table:table-cell>
          <table:table-cell table:style-name="ce7" table:formula="of:=SUM([.X9:.X12])" office:value-type="float" office:value="0" calcext:value-type="float">
            <text:p>0,0</text:p>
          </table:table-cell>
          <table:table-cell table:style-name="ce7" table:formula="of:=SUM([.Y9:.Y1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Importe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ido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office:value-type="string" calcext:value-type="string">
            <text:p>diria que esta bien pero menos eficiente, recorro todos</text:p>
          </table:table-cell>
          <table:table-cell table:number-columns-repeated="998"/>
        </table:table-row>
        <table:table-row table:style-name="ro2">
          <table:table-cell table:number-columns-repeated="3"/>
          <table:table-cell office:value-type="string" calcext:value-type="string">
            <text:p>Método Cod_provincia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office:value-type="string" calcext:value-type="string">
            <text:p>(1,2) en lugar (0,2)</text:p>
          </table:table-cell>
          <table:table-cell table:number-columns-repeated="998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2</text:p>
          </table:table-cell>
          <table:table-cell table:style-name="ce5" office:value-type="string" calcext:value-type="string" table:number-columns-spanned="2" table:number-rows-spanned="1">
            <text:p>HTML</text:p>
          </table:table-cell>
          <table:covered-table-cell table:style-name="ce5"/>
          <table:table-cell table:style-name="ce7" office:value-type="float" office:value="0.3" calcext:value-type="float">
            <text:p>0,3</text:p>
          </table:table-cell>
          <table:table-cell table:style-name="ce7" office:value-type="float" office:value="0.1" calcext:value-type="float">
            <text:p>0,1</text:p>
          </table:table-cell>
          <table:table-cell table:style-name="ce7" table:number-columns-repeated="19"/>
          <table:table-cell table:style-name="ce5" office:value-type="string" calcext:value-type="string">
            <text:p>botones sin nombre</text:p>
          </table:table-cell>
          <table:table-cell table:style-name="ce5" table:number-columns-repeated="998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3</text:p>
          </table:table-cell>
          <table:table-cell table:style-name="ce5" office:value-type="string" calcext:value-type="string" table:number-columns-spanned="2" table:number-rows-spanned="1">
            <text:p>Introducir carrito</text:p>
          </table:table-cell>
          <table:covered-table-cell table:style-name="ce5"/>
          <table:table-cell table:style-name="ce7" table:formula="of:=SUM([.E17:.E19];[.E22];[.E23])" office:value-type="float" office:value="2.7" calcext:value-type="float">
            <text:p>2,7</text:p>
          </table:table-cell>
          <table:table-cell table:style-name="ce7" table:formula="of:=SUM([.F17:.F19];[.F22];[.F23])" office:value-type="float" office:value="2" calcext:value-type="float">
            <text:p>2,0</text:p>
          </table:table-cell>
          <table:table-cell table:style-name="ce7" table:formula="of:=SUM([.G17:.G19];[.G22];[.G23])" office:value-type="float" office:value="0" calcext:value-type="float">
            <text:p>0,0</text:p>
          </table:table-cell>
          <table:table-cell table:style-name="ce7" table:formula="of:=SUM([.H17:.H19];[.H22];[.H23])" office:value-type="float" office:value="0" calcext:value-type="float">
            <text:p>0,0</text:p>
          </table:table-cell>
          <table:table-cell table:style-name="ce7" table:formula="of:=SUM([.I17:.I19];[.I22];[.I23])" office:value-type="float" office:value="0" calcext:value-type="float">
            <text:p>0,0</text:p>
          </table:table-cell>
          <table:table-cell table:style-name="ce7" table:formula="of:=SUM([.J17:.J19];[.J22];[.J23])" office:value-type="float" office:value="0" calcext:value-type="float">
            <text:p>0,0</text:p>
          </table:table-cell>
          <table:table-cell table:style-name="ce7" table:formula="of:=SUM([.K17:.K19];[.K22];[.K23])" office:value-type="float" office:value="0" calcext:value-type="float">
            <text:p>0,0</text:p>
          </table:table-cell>
          <table:table-cell table:style-name="ce7" table:formula="of:=SUM([.L17:.L19];[.L22];[.L23])" office:value-type="float" office:value="0" calcext:value-type="float">
            <text:p>0,0</text:p>
          </table:table-cell>
          <table:table-cell table:style-name="ce7" table:formula="of:=SUM([.M17:.M19];[.M22];[.M23])" office:value-type="float" office:value="0" calcext:value-type="float">
            <text:p>0,0</text:p>
          </table:table-cell>
          <table:table-cell table:style-name="ce7" table:formula="of:=SUM([.N17:.N19];[.N22];[.N23])" office:value-type="float" office:value="0" calcext:value-type="float">
            <text:p>0,0</text:p>
          </table:table-cell>
          <table:table-cell table:style-name="ce7" table:formula="of:=SUM([.O17:.O19];[.O22];[.O23])" office:value-type="float" office:value="0" calcext:value-type="float">
            <text:p>0,0</text:p>
          </table:table-cell>
          <table:table-cell table:style-name="ce7" table:formula="of:=SUM([.P17:.P19];[.P22];[.P23])" office:value-type="float" office:value="0" calcext:value-type="float">
            <text:p>0,0</text:p>
          </table:table-cell>
          <table:table-cell table:style-name="ce7" table:formula="of:=SUM([.Q17:.Q19];[.Q22];[.Q23])" office:value-type="float" office:value="0" calcext:value-type="float">
            <text:p>0,0</text:p>
          </table:table-cell>
          <table:table-cell table:style-name="ce7" table:formula="of:=SUM([.R17:.R19];[.R22];[.R23])" office:value-type="float" office:value="0" calcext:value-type="float">
            <text:p>0,0</text:p>
          </table:table-cell>
          <table:table-cell table:style-name="ce7" table:formula="of:=SUM([.S17:.S19];[.S22];[.S23])" office:value-type="float" office:value="0" calcext:value-type="float">
            <text:p>0,0</text:p>
          </table:table-cell>
          <table:table-cell table:style-name="ce7" table:formula="of:=SUM([.T17:.T19];[.T22];[.T23])" office:value-type="float" office:value="0" calcext:value-type="float">
            <text:p>0,0</text:p>
          </table:table-cell>
          <table:table-cell table:style-name="ce7" table:formula="of:=SUM([.U17:.U19];[.U22];[.U23])" office:value-type="float" office:value="0" calcext:value-type="float">
            <text:p>0,0</text:p>
          </table:table-cell>
          <table:table-cell table:style-name="ce7" table:formula="of:=SUM([.V17:.V19];[.V22];[.V23])" office:value-type="float" office:value="0" calcext:value-type="float">
            <text:p>0,0</text:p>
          </table:table-cell>
          <table:table-cell table:style-name="ce7" table:formula="of:=SUM([.W17:.W19];[.W22];[.W23])" office:value-type="float" office:value="0" calcext:value-type="float">
            <text:p>0,0</text:p>
          </table:table-cell>
          <table:table-cell table:style-name="ce7" table:formula="of:=SUM([.X17:.X19];[.X22];[.X23])" office:value-type="float" office:value="0" calcext:value-type="float">
            <text:p>0,0</text:p>
          </table:table-cell>
          <table:table-cell table:style-name="ce7" table:formula="of:=SUM([.Y17:.Y19];[.Y22];[.Y23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1</text:p>
          </table:table-cell>
          <table:table-cell office:value-type="string" calcext:value-type="string">
            <text:p>Chequeo del código postal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office:value-type="string" calcext:value-type="string">
            <text:p>Chequeado cantidad pero no longitud <text:s/>olvidada alguna conversion string/int</text:p>
          </table:table-cell>
          <table:table-cell table:number-columns-repeated="998"/>
        </table:table-row>
        <table:table-row table:style-name="ro2">
          <table:table-cell table:number-columns-repeated="2"/>
          <table:table-cell table:style-name="ce3" office:value-type="string" calcext:value-type="string">
            <text:p>1.3.2</text:p>
          </table:table-cell>
          <table:table-cell office:value-type="string" calcext:value-type="string">
            <text:p>Bucle pedir product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3.</text:p>
          </table:table-cell>
          <table:table-cell table:style-name="ce5" office:value-type="string" calcext:value-type="string">
            <text:p>Chequeo de la fecha</text:p>
          </table:table-cell>
          <table:table-cell table:style-name="ce7" table:formula="of:=SUM([.E20:.E21])" office:value-type="float" office:value="0.7" calcext:value-type="float">
            <text:p>0,7</text:p>
          </table:table-cell>
          <table:table-cell table:style-name="ce7" table:formula="of:=SUM([.F20:.F21])" office:value-type="float" office:value="0.7" calcext:value-type="float">
            <text:p>0,7</text:p>
          </table:table-cell>
          <table:table-cell table:style-name="ce7" table:formula="of:=SUM([.G20:.G21])" office:value-type="float" office:value="0" calcext:value-type="float">
            <text:p>0,0</text:p>
          </table:table-cell>
          <table:table-cell table:style-name="ce7" table:formula="of:=SUM([.H20:.H21])" office:value-type="float" office:value="0" calcext:value-type="float">
            <text:p>0,0</text:p>
          </table:table-cell>
          <table:table-cell table:style-name="ce7" table:formula="of:=SUM([.I20:.I21])" office:value-type="float" office:value="0" calcext:value-type="float">
            <text:p>0,0</text:p>
          </table:table-cell>
          <table:table-cell table:style-name="ce7" table:formula="of:=SUM([.J20:.J21])" office:value-type="float" office:value="0" calcext:value-type="float">
            <text:p>0,0</text:p>
          </table:table-cell>
          <table:table-cell table:style-name="ce7" table:formula="of:=SUM([.K20:.K21])" office:value-type="float" office:value="0" calcext:value-type="float">
            <text:p>0,0</text:p>
          </table:table-cell>
          <table:table-cell table:style-name="ce7" table:formula="of:=SUM([.L20:.L21])" office:value-type="float" office:value="0" calcext:value-type="float">
            <text:p>0,0</text:p>
          </table:table-cell>
          <table:table-cell table:style-name="ce7" table:formula="of:=SUM([.M20:.M21])" office:value-type="float" office:value="0" calcext:value-type="float">
            <text:p>0,0</text:p>
          </table:table-cell>
          <table:table-cell table:style-name="ce7" table:formula="of:=SUM([.N20:.N21])" office:value-type="float" office:value="0" calcext:value-type="float">
            <text:p>0,0</text:p>
          </table:table-cell>
          <table:table-cell table:style-name="ce7" table:formula="of:=SUM([.O20:.O21])" office:value-type="float" office:value="0" calcext:value-type="float">
            <text:p>0,0</text:p>
          </table:table-cell>
          <table:table-cell table:style-name="ce7" table:formula="of:=SUM([.P20:.P21])" office:value-type="float" office:value="0" calcext:value-type="float">
            <text:p>0,0</text:p>
          </table:table-cell>
          <table:table-cell table:style-name="ce7" table:formula="of:=SUM([.Q20:.Q21])" office:value-type="float" office:value="0" calcext:value-type="float">
            <text:p>0,0</text:p>
          </table:table-cell>
          <table:table-cell table:style-name="ce7" table:formula="of:=SUM([.R20:.R21])" office:value-type="float" office:value="0" calcext:value-type="float">
            <text:p>0,0</text:p>
          </table:table-cell>
          <table:table-cell table:style-name="ce7" table:formula="of:=SUM([.S20:.S21])" office:value-type="float" office:value="0" calcext:value-type="float">
            <text:p>0,0</text:p>
          </table:table-cell>
          <table:table-cell table:style-name="ce7" table:formula="of:=SUM([.T20:.T21])" office:value-type="float" office:value="0" calcext:value-type="float">
            <text:p>0,0</text:p>
          </table:table-cell>
          <table:table-cell table:style-name="ce7" table:formula="of:=SUM([.U20:.U21])" office:value-type="float" office:value="0" calcext:value-type="float">
            <text:p>0,0</text:p>
          </table:table-cell>
          <table:table-cell table:style-name="ce7" table:formula="of:=SUM([.V20:.V21])" office:value-type="float" office:value="0" calcext:value-type="float">
            <text:p>0,0</text:p>
          </table:table-cell>
          <table:table-cell table:style-name="ce7" table:formula="of:=SUM([.W20:.W21])" office:value-type="float" office:value="0" calcext:value-type="float">
            <text:p>0,0</text:p>
          </table:table-cell>
          <table:table-cell table:style-name="ce7" table:formula="of:=SUM([.X20:.X21])" office:value-type="float" office:value="0" calcext:value-type="float">
            <text:p>0,0</text:p>
          </table:table-cell>
          <table:table-cell table:style-name="ce7" table:formula="of:=SUM([.Y20:.Y21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datos individualmente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global</text:p>
          </table:table-cell>
          <table:table-cell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number-columns-repeated="19"/>
          <table:table-cell office:value-type="string" calcext:value-type="string">
            <text:p>lo chequeo con metodo caducado() creando antes objeto, si esta bien se mete si no lo ignoro</text:p>
          </table:table-cell>
          <table:table-cell table:number-columns-repeated="998"/>
        </table:table-row>
        <table:table-row table:style-name="ro2">
          <table:table-cell table:number-columns-repeated="2"/>
          <table:table-cell table:style-name="ce3" office:value-type="string" calcext:value-type="string">
            <text:p>1.3.4</text:p>
          </table:table-cell>
          <table:table-cell office:value-type="string" calcext:value-type="string">
            <text:p>Insertar producto en Array</text:p>
          </table:table-cell>
          <table:table-cell office:value-type="float" office:value="0.5" calcext:value-type="float">
            <text:p>0,5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office:value-type="string" calcext:value-type="string">
            <text:p>lo inserto y utilizo en lo siguiente pero se me olvido declararlo (carrito = new array…</text:p>
          </table:table-cell>
          <table:table-cell table:number-columns-repeated="998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4</text:p>
          </table:table-cell>
          <table:table-cell table:style-name="ce5" office:value-type="string" calcext:value-type="string">
            <text:p>Crear Objeto carrito</text:p>
          </table:table-cell>
          <table:table-cell table:style-name="ce7" table:formula="of:=SUM([.E24:.E26])" office:value-type="float" office:value="0.9" calcext:value-type="float">
            <text:p>0,9</text:p>
          </table:table-cell>
          <table:table-cell table:style-name="ce7" table:formula="of:=SUM([.F24:.F26])" office:value-type="float" office:value="0.6" calcext:value-type="float">
            <text:p>0,6</text:p>
          </table:table-cell>
          <table:table-cell table:style-name="ce7" table:formula="of:=SUM([.G24:.G26])" office:value-type="float" office:value="0" calcext:value-type="float">
            <text:p>0,0</text:p>
          </table:table-cell>
          <table:table-cell table:style-name="ce7" table:formula="of:=SUM([.H24:.H26])" office:value-type="float" office:value="0" calcext:value-type="float">
            <text:p>0,0</text:p>
          </table:table-cell>
          <table:table-cell table:style-name="ce7" table:formula="of:=SUM([.I24:.I26])" office:value-type="float" office:value="0" calcext:value-type="float">
            <text:p>0,0</text:p>
          </table:table-cell>
          <table:table-cell table:style-name="ce7" table:formula="of:=SUM([.J24:.J26])" office:value-type="float" office:value="0" calcext:value-type="float">
            <text:p>0,0</text:p>
          </table:table-cell>
          <table:table-cell table:style-name="ce7" table:formula="of:=SUM([.K24:.K26])" office:value-type="float" office:value="0" calcext:value-type="float">
            <text:p>0,0</text:p>
          </table:table-cell>
          <table:table-cell table:style-name="ce7" table:formula="of:=SUM([.L24:.L26])" office:value-type="float" office:value="0" calcext:value-type="float">
            <text:p>0,0</text:p>
          </table:table-cell>
          <table:table-cell table:style-name="ce7" table:formula="of:=SUM([.M24:.M26])" office:value-type="float" office:value="0" calcext:value-type="float">
            <text:p>0,0</text:p>
          </table:table-cell>
          <table:table-cell table:style-name="ce7" table:formula="of:=SUM([.N24:.N26])" office:value-type="float" office:value="0" calcext:value-type="float">
            <text:p>0,0</text:p>
          </table:table-cell>
          <table:table-cell table:style-name="ce7" table:formula="of:=SUM([.O24:.O26])" office:value-type="float" office:value="0" calcext:value-type="float">
            <text:p>0,0</text:p>
          </table:table-cell>
          <table:table-cell table:style-name="ce7" table:formula="of:=SUM([.P24:.P26])" office:value-type="float" office:value="0" calcext:value-type="float">
            <text:p>0,0</text:p>
          </table:table-cell>
          <table:table-cell table:style-name="ce7" table:formula="of:=SUM([.Q24:.Q26])" office:value-type="float" office:value="0" calcext:value-type="float">
            <text:p>0,0</text:p>
          </table:table-cell>
          <table:table-cell table:style-name="ce7" table:formula="of:=SUM([.R24:.R26])" office:value-type="float" office:value="0" calcext:value-type="float">
            <text:p>0,0</text:p>
          </table:table-cell>
          <table:table-cell table:style-name="ce7" table:formula="of:=SUM([.S24:.S26])" office:value-type="float" office:value="0" calcext:value-type="float">
            <text:p>0,0</text:p>
          </table:table-cell>
          <table:table-cell table:style-name="ce7" table:formula="of:=SUM([.T24:.T26])" office:value-type="float" office:value="0" calcext:value-type="float">
            <text:p>0,0</text:p>
          </table:table-cell>
          <table:table-cell table:style-name="ce7" table:formula="of:=SUM([.U24:.U26])" office:value-type="float" office:value="0" calcext:value-type="float">
            <text:p>0,0</text:p>
          </table:table-cell>
          <table:table-cell table:style-name="ce7" table:formula="of:=SUM([.V24:.V26])" office:value-type="float" office:value="0" calcext:value-type="float">
            <text:p>0,0</text:p>
          </table:table-cell>
          <table:table-cell table:style-name="ce7" table:formula="of:=SUM([.W24:.W26])" office:value-type="float" office:value="0" calcext:value-type="float">
            <text:p>0,0</text:p>
          </table:table-cell>
          <table:table-cell table:style-name="ce7" table:formula="of:=SUM([.X24:.X26])" office:value-type="float" office:value="0" calcext:value-type="float">
            <text:p>0,0</text:p>
          </table:table-cell>
          <table:table-cell table:style-name="ce7" table:formula="of:=SUM([.Y24:.Y26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reación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hay algún product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es válid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4</text:p>
          </table:table-cell>
          <table:table-cell table:style-name="ce5" office:value-type="string" calcext:value-type="string" table:number-columns-spanned="2" table:number-rows-spanned="1">
            <text:p>Mostrar mejor cliente e importe</text:p>
          </table:table-cell>
          <table:covered-table-cell table:style-name="ce5"/>
          <table:table-cell table:style-name="ce7" table:formula="of:=SUM([.E29:.E30])" office:value-type="float" office:value="0.5" calcext:value-type="float">
            <text:p>0,5</text:p>
          </table:table-cell>
          <table:table-cell table:style-name="ce7" table:formula="of:=SUM([.F29:.F30])" office:value-type="float" office:value="0.25" calcext:value-type="float">
            <text:p>0,3</text:p>
          </table:table-cell>
          <table:table-cell table:style-name="ce7" table:formula="of:=SUM([.G29:.G30])" office:value-type="float" office:value="0" calcext:value-type="float">
            <text:p>0,0</text:p>
          </table:table-cell>
          <table:table-cell table:style-name="ce7" table:formula="of:=SUM([.H29:.H30])" office:value-type="float" office:value="0" calcext:value-type="float">
            <text:p>0,0</text:p>
          </table:table-cell>
          <table:table-cell table:style-name="ce7" table:formula="of:=SUM([.I29:.I30])" office:value-type="float" office:value="0" calcext:value-type="float">
            <text:p>0,0</text:p>
          </table:table-cell>
          <table:table-cell table:style-name="ce7" table:formula="of:=SUM([.J29:.J30])" office:value-type="float" office:value="0" calcext:value-type="float">
            <text:p>0,0</text:p>
          </table:table-cell>
          <table:table-cell table:style-name="ce7" table:formula="of:=SUM([.K29:.K30])" office:value-type="float" office:value="0" calcext:value-type="float">
            <text:p>0,0</text:p>
          </table:table-cell>
          <table:table-cell table:style-name="ce7" table:formula="of:=SUM([.L29:.L30])" office:value-type="float" office:value="0" calcext:value-type="float">
            <text:p>0,0</text:p>
          </table:table-cell>
          <table:table-cell table:style-name="ce7" table:formula="of:=SUM([.M29:.M30])" office:value-type="float" office:value="0" calcext:value-type="float">
            <text:p>0,0</text:p>
          </table:table-cell>
          <table:table-cell table:style-name="ce7" table:formula="of:=SUM([.N29:.N30])" office:value-type="float" office:value="0" calcext:value-type="float">
            <text:p>0,0</text:p>
          </table:table-cell>
          <table:table-cell table:style-name="ce7" table:formula="of:=SUM([.O29:.O30])" office:value-type="float" office:value="0" calcext:value-type="float">
            <text:p>0,0</text:p>
          </table:table-cell>
          <table:table-cell table:style-name="ce7" table:formula="of:=SUM([.P29:.P30])" office:value-type="float" office:value="0" calcext:value-type="float">
            <text:p>0,0</text:p>
          </table:table-cell>
          <table:table-cell table:style-name="ce7" table:formula="of:=SUM([.Q29:.Q30])" office:value-type="float" office:value="0" calcext:value-type="float">
            <text:p>0,0</text:p>
          </table:table-cell>
          <table:table-cell table:style-name="ce7" table:formula="of:=SUM([.R29:.R30])" office:value-type="float" office:value="0" calcext:value-type="float">
            <text:p>0,0</text:p>
          </table:table-cell>
          <table:table-cell table:style-name="ce7" table:formula="of:=SUM([.S29:.S30])" office:value-type="float" office:value="0" calcext:value-type="float">
            <text:p>0,0</text:p>
          </table:table-cell>
          <table:table-cell table:style-name="ce7" table:formula="of:=SUM([.T29:.T30])" office:value-type="float" office:value="0" calcext:value-type="float">
            <text:p>0,0</text:p>
          </table:table-cell>
          <table:table-cell table:style-name="ce7" table:formula="of:=SUM([.U29:.U30])" office:value-type="float" office:value="0" calcext:value-type="float">
            <text:p>0,0</text:p>
          </table:table-cell>
          <table:table-cell table:style-name="ce7" table:formula="of:=SUM([.V29:.V30])" office:value-type="float" office:value="0" calcext:value-type="float">
            <text:p>0,0</text:p>
          </table:table-cell>
          <table:table-cell table:style-name="ce7" table:formula="of:=SUM([.W29:.W30])" office:value-type="float" office:value="0" calcext:value-type="float">
            <text:p>0,0</text:p>
          </table:table-cell>
          <table:table-cell table:style-name="ce7" table:formula="of:=SUM([.X29:.X30])" office:value-type="float" office:value="0" calcext:value-type="float">
            <text:p>0,0</text:p>
          </table:table-cell>
          <table:table-cell table:style-name="ce7" table:formula="of:=SUM([.Y29:.Y3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1</text:p>
          </table:table-cell>
          <table:table-cell office:value-type="string" calcext:value-type="string">
            <text:p>Búsqueda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15" calcext:value-type="float">
            <text:p>0,2</text:p>
          </table:table-cell>
          <table:table-cell table:style-name="ce8" table:number-columns-repeated="19"/>
          <table:table-cell office:value-type="string" calcext:value-type="string">
            <text:p>diria que el proceso esta bien pero llame mal al array multimensional que lo llame datos anteriormente no carrito y me complique la vida en lugar de hacerlo solo con el array carritos</text:p>
          </table:table-cell>
          <table:table-cell table:number-columns-repeated="998"/>
        </table:table-row>
        <table:table-row table:style-name="ro2">
          <table:table-cell table:number-columns-repeated="2"/>
          <table:table-cell table:style-name="ce3" office:value-type="string" calcext:value-type="string">
            <text:p>1.4.2</text:p>
          </table:table-cell>
          <table:table-cell office:value-type="string" calcext:value-type="string">
            <text:p>Mostrar usando métodos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5</text:p>
          </table:table-cell>
          <table:table-cell table:style-name="ce5" office:value-type="string" calcext:value-type="string" table:number-columns-spanned="2" table:number-rows-spanned="1">
            <text:p>Listado ordenado de provincias</text:p>
          </table:table-cell>
          <table:covered-table-cell table:style-name="ce5"/>
          <table:table-cell table:style-name="ce7" table:formula="of:=SUM([.E33:.E36])" office:value-type="float" office:value="2" calcext:value-type="float">
            <text:p>2,0</text:p>
          </table:table-cell>
          <table:table-cell table:style-name="ce7" table:formula="of:=SUM([.F33:.F36])" office:value-type="float" office:value="0.2" calcext:value-type="float">
            <text:p>0,2</text:p>
          </table:table-cell>
          <table:table-cell table:style-name="ce7" table:formula="of:=SUM([.G33:.G36])" office:value-type="float" office:value="0" calcext:value-type="float">
            <text:p>0,0</text:p>
          </table:table-cell>
          <table:table-cell table:style-name="ce7" table:formula="of:=SUM([.H33:.H36])" office:value-type="float" office:value="0" calcext:value-type="float">
            <text:p>0,0</text:p>
          </table:table-cell>
          <table:table-cell table:style-name="ce7" table:formula="of:=SUM([.I33:.I36])" office:value-type="float" office:value="0" calcext:value-type="float">
            <text:p>0,0</text:p>
          </table:table-cell>
          <table:table-cell table:style-name="ce7" table:formula="of:=SUM([.J33:.J36])" office:value-type="float" office:value="0" calcext:value-type="float">
            <text:p>0,0</text:p>
          </table:table-cell>
          <table:table-cell table:style-name="ce7" table:formula="of:=SUM([.K33:.K36])" office:value-type="float" office:value="0" calcext:value-type="float">
            <text:p>0,0</text:p>
          </table:table-cell>
          <table:table-cell table:style-name="ce7" table:formula="of:=SUM([.L33:.L36])" office:value-type="float" office:value="0" calcext:value-type="float">
            <text:p>0,0</text:p>
          </table:table-cell>
          <table:table-cell table:style-name="ce7" table:formula="of:=SUM([.M33:.M36])" office:value-type="float" office:value="0" calcext:value-type="float">
            <text:p>0,0</text:p>
          </table:table-cell>
          <table:table-cell table:style-name="ce7" table:formula="of:=SUM([.N33:.N36])" office:value-type="float" office:value="0" calcext:value-type="float">
            <text:p>0,0</text:p>
          </table:table-cell>
          <table:table-cell table:style-name="ce7" table:formula="of:=SUM([.O33:.O36])" office:value-type="float" office:value="0" calcext:value-type="float">
            <text:p>0,0</text:p>
          </table:table-cell>
          <table:table-cell table:style-name="ce7" table:formula="of:=SUM([.P33:.P36])" office:value-type="float" office:value="0" calcext:value-type="float">
            <text:p>0,0</text:p>
          </table:table-cell>
          <table:table-cell table:style-name="ce7" table:formula="of:=SUM([.Q33:.Q36])" office:value-type="float" office:value="0" calcext:value-type="float">
            <text:p>0,0</text:p>
          </table:table-cell>
          <table:table-cell table:style-name="ce7" table:formula="of:=SUM([.R33:.R36])" office:value-type="float" office:value="0" calcext:value-type="float">
            <text:p>0,0</text:p>
          </table:table-cell>
          <table:table-cell table:style-name="ce7" table:formula="of:=SUM([.S33:.S36])" office:value-type="float" office:value="0" calcext:value-type="float">
            <text:p>0,0</text:p>
          </table:table-cell>
          <table:table-cell table:style-name="ce7" table:formula="of:=SUM([.T33:.T36])" office:value-type="float" office:value="0" calcext:value-type="float">
            <text:p>0,0</text:p>
          </table:table-cell>
          <table:table-cell table:style-name="ce7" table:formula="of:=SUM([.U33:.U36])" office:value-type="float" office:value="0" calcext:value-type="float">
            <text:p>0,0</text:p>
          </table:table-cell>
          <table:table-cell table:style-name="ce7" table:formula="of:=SUM([.V33:.V36])" office:value-type="float" office:value="0" calcext:value-type="float">
            <text:p>0,0</text:p>
          </table:table-cell>
          <table:table-cell table:style-name="ce7" table:formula="of:=SUM([.W33:.W36])" office:value-type="float" office:value="0" calcext:value-type="float">
            <text:p>0,0</text:p>
          </table:table-cell>
          <table:table-cell table:style-name="ce7" table:formula="of:=SUM([.X33:.X36])" office:value-type="float" office:value="0" calcext:value-type="float">
            <text:p>0,0</text:p>
          </table:table-cell>
          <table:table-cell table:style-name="ce7" table:formula="of:=SUM([.Y33:.Y36])" office:value-type="float" office:value="0" calcext:value-type="float">
            <text:p>0,0</text:p>
          </table:table-cell>
          <table:table-cell table:style-name="ce5" office:value-type="string" calcext:value-type="string">
            <text:p>no me dio tiempo mi planteamiento era un array multidimensional [provincias] [carritos] en lugar de [provincias][importe] lo explico por que mi anterior esta basado en esto</text:p>
          </table:table-cell>
          <table:table-cell table:style-name="ce5" table:number-columns-repeated="998"/>
        </table:table-row>
        <table:table-row table:style-name="ro2">
          <table:table-cell table:number-columns-repeated="2"/>
          <table:table-cell table:style-name="ce3" office:value-type="string" calcext:value-type="string">
            <text:p>1.5.1</text:p>
          </table:table-cell>
          <table:table-cell office:value-type="string" calcext:value-type="string">
            <text:p>Definición del array Provincias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2</text:p>
          </table:table-cell>
          <table:table-cell office:value-type="string" calcext:value-type="string">
            <text:p>Acumular por provincias</text:p>
          </table:table-cell>
          <table:table-cell office:value-type="float" office:value="0.7" calcext:value-type="float">
            <text:p>0,7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3</text:p>
          </table:table-cell>
          <table:table-cell office:value-type="string" calcext:value-type="string">
            <text:p>Ordenar nombres e importes</text:p>
          </table:table-cell>
          <table:table-cell office:value-type="float" office:value="0.8" calcext:value-type="float">
            <text:p>0,8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4</text:p>
          </table:table-cell>
          <table:table-cell office:value-type="string" calcext:value-type="string">
            <text:p>Mostrar las que importe &gt; 0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 table:number-columns-spanned="3" table:number-rows-spanned="1">
            <text:p>Ejercicio 2. Obtener DNI’s</text:p>
          </table:table-cell>
          <table:covered-table-cell table:number-columns-repeated="2" table:style-name="ce5"/>
          <table:table-cell table:style-name="ce7" table:formula="of:=SUM([.E39:.E40])" office:value-type="float" office:value="1" calcext:value-type="float">
            <text:p>1,0</text:p>
          </table:table-cell>
          <table:table-cell table:style-name="ce7" table:formula="of:=SUM([.F39:.F40])" office:value-type="float" office:value="0.7" calcext:value-type="float">
            <text:p>0,7</text:p>
          </table:table-cell>
          <table:table-cell table:style-name="ce7" table:formula="of:=SUM([.G39:.G40])" office:value-type="float" office:value="0" calcext:value-type="float">
            <text:p>0,0</text:p>
          </table:table-cell>
          <table:table-cell table:style-name="ce7" table:formula="of:=SUM([.H39:.H40])" office:value-type="float" office:value="0" calcext:value-type="float">
            <text:p>0,0</text:p>
          </table:table-cell>
          <table:table-cell table:style-name="ce7" table:formula="of:=SUM([.I39:.I40])" office:value-type="float" office:value="0" calcext:value-type="float">
            <text:p>0,0</text:p>
          </table:table-cell>
          <table:table-cell table:style-name="ce7" table:formula="of:=SUM([.J39:.J40])" office:value-type="float" office:value="0" calcext:value-type="float">
            <text:p>0,0</text:p>
          </table:table-cell>
          <table:table-cell table:style-name="ce7" table:formula="of:=SUM([.K39:.K40])" office:value-type="float" office:value="0" calcext:value-type="float">
            <text:p>0,0</text:p>
          </table:table-cell>
          <table:table-cell table:style-name="ce7" table:formula="of:=SUM([.L39:.L40])" office:value-type="float" office:value="0" calcext:value-type="float">
            <text:p>0,0</text:p>
          </table:table-cell>
          <table:table-cell table:style-name="ce7" table:formula="of:=SUM([.M39:.M40])" office:value-type="float" office:value="0" calcext:value-type="float">
            <text:p>0,0</text:p>
          </table:table-cell>
          <table:table-cell table:style-name="ce7" table:formula="of:=SUM([.N39:.N40])" office:value-type="float" office:value="0" calcext:value-type="float">
            <text:p>0,0</text:p>
          </table:table-cell>
          <table:table-cell table:style-name="ce7" table:formula="of:=SUM([.O39:.O40])" office:value-type="float" office:value="0" calcext:value-type="float">
            <text:p>0,0</text:p>
          </table:table-cell>
          <table:table-cell table:style-name="ce7" table:formula="of:=SUM([.P39:.P40])" office:value-type="float" office:value="0" calcext:value-type="float">
            <text:p>0,0</text:p>
          </table:table-cell>
          <table:table-cell table:style-name="ce7" table:formula="of:=SUM([.Q39:.Q40])" office:value-type="float" office:value="0" calcext:value-type="float">
            <text:p>0,0</text:p>
          </table:table-cell>
          <table:table-cell table:style-name="ce7" table:formula="of:=SUM([.R39:.R40])" office:value-type="float" office:value="0" calcext:value-type="float">
            <text:p>0,0</text:p>
          </table:table-cell>
          <table:table-cell table:style-name="ce7" table:formula="of:=SUM([.S39:.S40])" office:value-type="float" office:value="0" calcext:value-type="float">
            <text:p>0,0</text:p>
          </table:table-cell>
          <table:table-cell table:style-name="ce7" table:formula="of:=SUM([.T39:.T40])" office:value-type="float" office:value="0" calcext:value-type="float">
            <text:p>0,0</text:p>
          </table:table-cell>
          <table:table-cell table:style-name="ce7" table:formula="of:=SUM([.U39:.U40])" office:value-type="float" office:value="0" calcext:value-type="float">
            <text:p>0,0</text:p>
          </table:table-cell>
          <table:table-cell table:style-name="ce7" table:formula="of:=SUM([.V39:.V40])" office:value-type="float" office:value="0" calcext:value-type="float">
            <text:p>0,0</text:p>
          </table:table-cell>
          <table:table-cell table:style-name="ce7" table:formula="of:=SUM([.W39:.W40])" office:value-type="float" office:value="0" calcext:value-type="float">
            <text:p>0,0</text:p>
          </table:table-cell>
          <table:table-cell table:style-name="ce7" table:formula="of:=SUM([.X39:.X40])" office:value-type="float" office:value="0" calcext:value-type="float">
            <text:p>0,0</text:p>
          </table:table-cell>
          <table:table-cell table:style-name="ce7" table:formula="of:=SUM([.Y39:.Y4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2.1</text:p>
          </table:table-cell>
          <table:table-cell office:value-type="string" calcext:value-type="string" table:number-columns-spanned="2" table:number-rows-spanned="1">
            <text:p>Definición de la expresión regular</text:p>
          </table:table-cell>
          <table:covered-table-cell/>
          <table:table-cell office:value-type="float" office:value="0.6" calcext:value-type="float">
            <text:p>0,6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2.2</text:p>
          </table:table-cell>
          <table:table-cell office:value-type="string" calcext:value-type="string" table:number-columns-spanned="2" table:number-rows-spanned="1">
            <text:p>Uso del método match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 table:number-columns-spanned="3" table:number-rows-spanned="1">
            <text:p>Ejercicio 3. Ventanas</text:p>
          </table:table-cell>
          <table:covered-table-cell table:number-columns-repeated="2" table:style-name="ce5"/>
          <table:table-cell table:style-name="ce7" table:formula="of:=SUM([.E43:.E47])" office:value-type="float" office:value="2" calcext:value-type="float">
            <text:p>2,0</text:p>
          </table:table-cell>
          <table:table-cell table:style-name="ce7" table:formula="of:=SUM([.F43:.F47])" office:value-type="float" office:value="1.45" calcext:value-type="float">
            <text:p>1,5</text:p>
          </table:table-cell>
          <table:table-cell table:style-name="ce7" table:formula="of:=SUM([.G43:.G47])" office:value-type="float" office:value="0" calcext:value-type="float">
            <text:p>0,0</text:p>
          </table:table-cell>
          <table:table-cell table:style-name="ce7" table:formula="of:=SUM([.H43:.H47])" office:value-type="float" office:value="0" calcext:value-type="float">
            <text:p>0,0</text:p>
          </table:table-cell>
          <table:table-cell table:style-name="ce7" table:formula="of:=SUM([.I43:.I47])" office:value-type="float" office:value="0" calcext:value-type="float">
            <text:p>0,0</text:p>
          </table:table-cell>
          <table:table-cell table:style-name="ce7" table:formula="of:=SUM([.J43:.J47])" office:value-type="float" office:value="0" calcext:value-type="float">
            <text:p>0,0</text:p>
          </table:table-cell>
          <table:table-cell table:style-name="ce7" table:formula="of:=SUM([.K43:.K47])" office:value-type="float" office:value="0" calcext:value-type="float">
            <text:p>0,0</text:p>
          </table:table-cell>
          <table:table-cell table:style-name="ce7" table:formula="of:=SUM([.L43:.L47])" office:value-type="float" office:value="0" calcext:value-type="float">
            <text:p>0,0</text:p>
          </table:table-cell>
          <table:table-cell table:style-name="ce7" table:formula="of:=SUM([.M43:.M47])" office:value-type="float" office:value="0" calcext:value-type="float">
            <text:p>0,0</text:p>
          </table:table-cell>
          <table:table-cell table:style-name="ce7" table:formula="of:=SUM([.N43:.N47])" office:value-type="float" office:value="0" calcext:value-type="float">
            <text:p>0,0</text:p>
          </table:table-cell>
          <table:table-cell table:style-name="ce7" table:formula="of:=SUM([.O43:.O47])" office:value-type="float" office:value="0" calcext:value-type="float">
            <text:p>0,0</text:p>
          </table:table-cell>
          <table:table-cell table:style-name="ce7" table:formula="of:=SUM([.P43:.P47])" office:value-type="float" office:value="0" calcext:value-type="float">
            <text:p>0,0</text:p>
          </table:table-cell>
          <table:table-cell table:style-name="ce7" table:formula="of:=SUM([.Q43:.Q47])" office:value-type="float" office:value="0" calcext:value-type="float">
            <text:p>0,0</text:p>
          </table:table-cell>
          <table:table-cell table:style-name="ce7" table:formula="of:=SUM([.R43:.R47])" office:value-type="float" office:value="0" calcext:value-type="float">
            <text:p>0,0</text:p>
          </table:table-cell>
          <table:table-cell table:style-name="ce7" table:formula="of:=SUM([.S43:.S47])" office:value-type="float" office:value="0" calcext:value-type="float">
            <text:p>0,0</text:p>
          </table:table-cell>
          <table:table-cell table:style-name="ce7" table:formula="of:=SUM([.T43:.T47])" office:value-type="float" office:value="0" calcext:value-type="float">
            <text:p>0,0</text:p>
          </table:table-cell>
          <table:table-cell table:style-name="ce7" table:formula="of:=SUM([.U43:.U47])" office:value-type="float" office:value="0" calcext:value-type="float">
            <text:p>0,0</text:p>
          </table:table-cell>
          <table:table-cell table:style-name="ce7" table:formula="of:=SUM([.V43:.V47])" office:value-type="float" office:value="0" calcext:value-type="float">
            <text:p>0,0</text:p>
          </table:table-cell>
          <table:table-cell table:style-name="ce7" table:formula="of:=SUM([.W43:.W47])" office:value-type="float" office:value="0" calcext:value-type="float">
            <text:p>0,0</text:p>
          </table:table-cell>
          <table:table-cell table:style-name="ce7" table:formula="of:=SUM([.X43:.X47])" office:value-type="float" office:value="0" calcext:value-type="float">
            <text:p>0,0</text:p>
          </table:table-cell>
          <table:table-cell table:style-name="ce7" table:formula="of:=SUM([.Y43:.Y4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3.1</text:p>
          </table:table-cell>
          <table:table-cell office:value-type="string" calcext:value-type="string" table:number-columns-spanned="2" table:number-rows-spanned="1">
            <text:p>Enlaces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office:value-type="string" calcext:value-type="string">
            <text:p>Nombre del link generico</text:p>
          </table:table-cell>
          <table:table-cell table:number-columns-repeated="998"/>
        </table:table-row>
        <table:table-row table:style-name="ro2">
          <table:table-cell/>
          <table:table-cell office:value-type="string" calcext:value-type="string">
            <text:p>3.2</text:p>
          </table:table-cell>
          <table:table-cell office:value-type="string" calcext:value-type="string" table:number-columns-spanned="2" table:number-rows-spanned="1">
            <text:p>Abrir ventana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office:value-type="float" office:value="0.25" calcext:value-type="float">
            <text:p>0,3</text:p>
          </table:table-cell>
          <table:table-cell table:style-name="ce8" table:number-columns-repeated="19"/>
          <table:table-cell office:value-type="string" calcext:value-type="string">
            <text:p>top y left llamado screenX y screenY</text:p>
          </table:table-cell>
          <table:table-cell table:number-columns-repeated="998"/>
        </table:table-row>
        <table:table-row table:style-name="ro2">
          <table:table-cell/>
          <table:table-cell office:value-type="string" calcext:value-type="string">
            <text:p>3.3</text:p>
          </table:table-cell>
          <table:table-cell office:value-type="string" calcext:value-type="string" table:number-columns-spanned="2" table:number-rows-spanned="1">
            <text:p>Mover ventana</text:p>
          </table:table-cell>
          <table:covered-table-cell/>
          <table:table-cell office:value-type="float" office:value="1" calcext:value-type="float">
            <text:p>1,0</text:p>
          </table:table-cell>
          <table:table-cell table:style-name="ce8" office:value-type="float" office:value="0.7" calcext:value-type="float">
            <text:p>0,7</text:p>
          </table:table-cell>
          <table:table-cell table:style-name="ce8" table:number-columns-repeated="19"/>
          <table:table-cell office:value-type="string" calcext:value-type="string">
            <text:p>equivocacion x con y mi objeto se mueve horizontalmente en lugar de verticalmente</text:p>
          </table:table-cell>
          <table:table-cell table:number-columns-repeated="998"/>
        </table:table-row>
        <table:table-row table:style-name="ro2">
          <table:table-cell/>
          <table:table-cell office:value-type="string" calcext:value-type="string">
            <text:p>3.4</text:p>
          </table:table-cell>
          <table:table-cell office:value-type="string" calcext:value-type="string" table:number-columns-spanned="2" table:number-rows-spanned="1">
            <text:p>Pa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5</text:p>
          </table:table-cell>
          <table:table-cell office:value-type="string" calcext:value-type="string" table:number-columns-spanned="2" table:number-rows-spanned="1">
            <text:p>Cer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string" calcext:value-type="string" table:number-columns-spanned="4" table:number-rows-spanned="1">
            <text:p>NOTA</text:p>
          </table:table-cell>
          <table:covered-table-cell/>
          <table:covered-table-cell table:number-columns-repeated="2" table:style-name="ce2"/>
          <table:table-cell table:style-name="ce7" table:formula="of:=[.E2]+[.E38]+[.E42]" office:value-type="float" office:value="10" calcext:value-type="float">
            <text:p>10,0</text:p>
          </table:table-cell>
          <table:table-cell table:style-name="ce7" table:formula="of:=[.F2]+[.F38]+[.F42]" office:value-type="float" office:value="6.1" calcext:value-type="float">
            <text:p>6,1</text:p>
          </table:table-cell>
          <table:table-cell table:style-name="ce7" table:formula="of:=[.G2]+[.G38]+[.G42]" office:value-type="float" office:value="0" calcext:value-type="float">
            <text:p>0,0</text:p>
          </table:table-cell>
          <table:table-cell table:style-name="ce7" table:formula="of:=[.H2]+[.H38]+[.H42]" office:value-type="float" office:value="0" calcext:value-type="float">
            <text:p>0,0</text:p>
          </table:table-cell>
          <table:table-cell table:style-name="ce7" table:formula="of:=[.I2]+[.I38]+[.I42]" office:value-type="float" office:value="0" calcext:value-type="float">
            <text:p>0,0</text:p>
          </table:table-cell>
          <table:table-cell table:style-name="ce7" table:formula="of:=[.J2]+[.J38]+[.J42]" office:value-type="float" office:value="0" calcext:value-type="float">
            <text:p>0,0</text:p>
          </table:table-cell>
          <table:table-cell table:style-name="ce7" table:formula="of:=[.K2]+[.K38]+[.K42]" office:value-type="float" office:value="0" calcext:value-type="float">
            <text:p>0,0</text:p>
          </table:table-cell>
          <table:table-cell table:style-name="ce7" table:formula="of:=[.L2]+[.L38]+[.L42]" office:value-type="float" office:value="0" calcext:value-type="float">
            <text:p>0,0</text:p>
          </table:table-cell>
          <table:table-cell table:style-name="ce7" table:formula="of:=[.M2]+[.M38]+[.M42]" office:value-type="float" office:value="0" calcext:value-type="float">
            <text:p>0,0</text:p>
          </table:table-cell>
          <table:table-cell table:style-name="ce7" table:formula="of:=[.N2]+[.N38]+[.N42]" office:value-type="float" office:value="0" calcext:value-type="float">
            <text:p>0,0</text:p>
          </table:table-cell>
          <table:table-cell table:style-name="ce7" table:formula="of:=[.O2]+[.O38]+[.O42]" office:value-type="float" office:value="0" calcext:value-type="float">
            <text:p>0,0</text:p>
          </table:table-cell>
          <table:table-cell table:style-name="ce7" table:formula="of:=[.P2]+[.P38]+[.P42]" office:value-type="float" office:value="0" calcext:value-type="float">
            <text:p>0,0</text:p>
          </table:table-cell>
          <table:table-cell table:style-name="ce7" table:formula="of:=[.Q2]+[.Q38]+[.Q42]" office:value-type="float" office:value="0" calcext:value-type="float">
            <text:p>0,0</text:p>
          </table:table-cell>
          <table:table-cell table:style-name="ce7" table:formula="of:=[.R2]+[.R38]+[.R42]" office:value-type="float" office:value="0" calcext:value-type="float">
            <text:p>0,0</text:p>
          </table:table-cell>
          <table:table-cell table:style-name="ce7" table:formula="of:=[.S2]+[.S38]+[.S42]" office:value-type="float" office:value="0" calcext:value-type="float">
            <text:p>0,0</text:p>
          </table:table-cell>
          <table:table-cell table:style-name="ce7" table:formula="of:=[.T2]+[.T38]+[.T42]" office:value-type="float" office:value="0" calcext:value-type="float">
            <text:p>0,0</text:p>
          </table:table-cell>
          <table:table-cell table:style-name="ce7" table:formula="of:=[.U2]+[.U38]+[.U42]" office:value-type="float" office:value="0" calcext:value-type="float">
            <text:p>0,0</text:p>
          </table:table-cell>
          <table:table-cell table:style-name="ce7" table:formula="of:=[.V2]+[.V38]+[.V42]" office:value-type="float" office:value="0" calcext:value-type="float">
            <text:p>0,0</text:p>
          </table:table-cell>
          <table:table-cell table:style-name="ce7" table:formula="of:=[.W2]+[.W38]+[.W42]" office:value-type="float" office:value="0" calcext:value-type="float">
            <text:p>0,0</text:p>
          </table:table-cell>
          <table:table-cell table:style-name="ce7" table:formula="of:=[.X2]+[.X38]+[.X42]" office:value-type="float" office:value="0" calcext:value-type="float">
            <text:p>0,0</text:p>
          </table:table-cell>
          <table:table-cell table:style-name="ce7" table:formula="of:=[.Y2]+[.Y38]+[.Y42]" office:value-type="float" office:value="0" calcext:value-type="float">
            <text:p>0,0</text:p>
          </table:table-cell>
          <table:table-cell table:style-name="ce2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Anotaciones tengo algunos errores de = en lugar de == en sitios donde claramente es lo segundo y algun () falta o “”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He sido generoso pero diria que al menos un 5</text:p>
          </table:table-cell>
          <table:table-cell table:number-columns-repeated="1020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08:45:46.0275650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3:18:38.091553056</meta:creation-date>
    <dc:date>2017-12-04T10:20:50.708531315</dc:date>
    <meta:editing-duration>PT26M6S</meta:editing-duration>
    <meta:editing-cycles>7</meta:editing-cycles>
    <meta:generator>LibreOffice/5.1.6.2$Linux_X86_64 LibreOffice_project/10m0$Build-2</meta:generator>
    <meta:document-statistic meta:table-count="1" meta:cell-count="413" meta:object-count="0"/>
  </office:meta>
</office:document-meta>
</file>